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6.6507in" fo:margin-left="-0.075in" style:page-number="auto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style:min-row-height="0.6181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User</text:span></text:p>
          </table:table-cell>
        </table:table-row>
        <table:table-row table:style-name="Table1.1">
          <table:table-cell table:style-name="Table1.A1" office:value-type="string">
            <text:p text:style-name="P2">+login(u: String, p: String): void</text:p>
            <text:p text:style-name="P3">Log in the user of string <text:span text:style-name="T1">u</text:span> (username), with password <text:span text:style-name="T1">p</text:span>.</text:p>
          </table:table-cell>
          <table:table-cell table:style-name="Table1.A1" table:number-columns-spanned="0" office:value-type="string">
            <text:p text:style-name="P2">+manageSavedSchools(): list of schools</text:p>
            <text:p text:style-name="P2">Fetch the list of saved schools for the user.</text:p>
          </table:table-cell>
        </table:table-row>
        <table:table-row table:style-name="Table1.1">
          <table:table-cell table:style-name="Table1.A1" office:value-type="string">
            <text:p text:style-name="P2">+viewSchoolInfo(s: String): University</text:p>
            <text:p text:style-name="P3">Fetches additional school info on the school, <text:span text:style-name="T1">s</text:span>, for the user to view.</text:p>
          </table:table-cell>
          <table:table-cell table:style-name="Table1.A1" table:number-columns-spanned="0" office:value-type="string">
            <text:p text:style-name="P2">+removeSchool(s: String): void</text:p>
            <text:p text:style-name="P2">Remove the school, <text:span text:style-name="T1">s</text:span>, from this user’s saved school list.</text:p>
          </table:table-cell>
        </table:table-row>
        <table:table-row table:style-name="Table1.1">
          <table:table-cell table:style-name="Table1.A1" office:value-type="string">
            <text:p text:style-name="P2">+search(…): list of schools</text:p>
            <text:p text:style-name="P3">Find all schools that are relevant to the supplied parameter, <text:span text:style-name="T1">…</text:span> .</text:p>
          </table:table-cell>
          <table:table-cell table:style-name="Table1.A1" table:number-columns-spanned="0" office:value-type="string">
            <text:p text:style-name="P2">+saveSchool(s: String): void</text:p>
            <text:p text:style-name="P2">Save this school, <text:span text:style-name="T1">s</text:span>, to this user’s list of saved schools.</text:p>
          </table:table-cell>
        </table:table-row>
        <table:table-row table:style-name="Table1.1">
          <table:table-cell table:style-name="Table1.A1" office:value-type="string">
            <text:p text:style-name="P2">+saveProfile(u: User): void</text:p>
            <text:p text:style-name="P3">Saves the profile of a new user, <text:span text:style-name="T1">u</text:span>, and deletes the old one, thus updating the user’s profile.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UserUI</text:span></text:p>
          </table:table-cell>
        </table:table-row>
        <table:table-row table:style-name="Table1.1">
          <table:table-cell table:style-name="Table1.A1" office:value-type="string">
            <text:p text:style-name="P2">login(u: String, p: String)</text:p>
            <text:p text:style-name="P3">Log in the user of string <text:span text:style-name="T1">u</text:span> (username), with password <text:span text:style-name="T1">p</text:span>.</text:p>
          </table:table-cell>
          <table:table-cell table:style-name="Table1.A1" table:number-columns-spanned="0" office:value-type="string">
            <text:p text:style-name="P2">manageSavedSchools()</text:p>
            <text:p text:style-name="P2">Fetch the list of saved schools for the user.</text:p>
          </table:table-cell>
        </table:table-row>
        <table:table-row table:style-name="Table1.1">
          <table:table-cell table:style-name="Table1.A1" office:value-type="string">
            <text:p text:style-name="P2">viewSchoolInfo(s: String)</text:p>
            <text:p text:style-name="P3">Fetches additional school info on the school, <text:span text:style-name="T1">s</text:span>, for the user to view.</text:p>
          </table:table-cell>
          <table:table-cell table:style-name="Table1.A1" table:number-columns-spanned="0" office:value-type="string">
            <text:p text:style-name="P2">removeSchool(s: String)</text:p>
            <text:p text:style-name="P2">Remove the school, <text:span text:style-name="T1">s</text:span>, from this user’s saved school list.</text:p>
          </table:table-cell>
        </table:table-row>
        <table:table-row table:style-name="Table1.1">
          <table:table-cell table:style-name="Table1.A1" office:value-type="string">
            <text:p text:style-name="P2">search(…)</text:p>
            <text:p text:style-name="P3">Find all schools that are relevant to the supplied parameter, <text:span text:style-name="T1">…</text:span> .</text:p>
          </table:table-cell>
          <table:table-cell table:style-name="Table1.A1" table:number-columns-spanned="0" office:value-type="string">
            <text:p text:style-name="P2">saveSchool(s: String)</text:p>
            <text:p text:style-name="P2">Save this school, <text:span text:style-name="T1">s</text:span>, to this user’s list of saved schools.</text:p>
          </table:table-cell>
        </table:table-row>
        <table:table-row table:style-name="Table1.1">
          <table:table-cell table:style-name="Table1.A1" office:value-type="string">
            <text:p text:style-name="P2">saveProfile(u: User)</text:p>
            <text:p text:style-name="P3">Saves the profile of a new user, <text:span text:style-name="T1">u</text:span>, and deletes the old one, thus updating the user’s profile.</text:p>
          </table:table-cell>
          <table:table-cell table:style-name="Table1.A1" table:number-columns-spanned="0" office:value-type="string">
            <text:p text:style-name="P2">getListOfSchools(i: ID)</text:p>
            <text:p text:style-name="P3">Get a list of saved schools for the user with the identification number, <text:span text:style-name="T1">i</text:span>.</text:p>
          </table:table-cell>
        </table:table-row>
        <table:table-row table:style-name="Table1.1">
          <table:table-cell table:style-name="Table1.A1" office:value-type="string">
            <text:p text:style-name="P2">showSchoolInfo()</text:p>
            <text:p text:style-name="P3">Will open a new window schoolUI, displaying the information of the university(ies). 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Admin</text:span></text:p>
          </table:table-cell>
        </table:table-row>
        <table:table-row table:style-name="Table1.1">
          <table:table-cell table:style-name="Table1.A1" office:value-type="string">
            <text:p text:style-name="P2">login(u: String, p: String)</text:p>
            <text:p text:style-name="P3">Log in the user of string <text:span text:style-name="T1">u</text:span> (username), with password <text:span text:style-name="T1">p</text:span>.</text:p>
          </table:table-cell>
          <table:table-cell table:style-name="Table1.A1" table:number-columns-spanned="0" office:value-type="string">
            <text:p text:style-name="P2">getUsers()</text:p>
            <text:p text:style-name="P2">Get the list of users from the database.</text:p>
          </table:table-cell>
        </table:table-row>
        <table:table-row table:style-name="Table1.1">
          <table:table-cell table:style-name="Table1.A1" office:value-type="string">
            <text:p text:style-name="P2">addUser(u: User)</text:p>
            <text:p text:style-name="P3">Will add the user, <text:span text:style-name="T1">u</text:span>, to the list of users stored in the database.</text:p>
          </table:table-cell>
          <table:table-cell table:style-name="Table1.A1" table:number-columns-spanned="0" office:value-type="string">
            <text:p text:style-name="P2">selectUser(i: Integer)</text:p>
            <text:p text:style-name="P3">Will return the user with the identification number, <text:span text:style-name="T1">i</text:span>, to the admin.</text:p>
          </table:table-cell>
        </table:table-row>
        <text:soft-page-break/>
        <table:table-row table:style-name="Table1.1">
          <table:table-cell table:style-name="Table1.A1" office:value-type="string">
            <text:p text:style-name="P2">editUser(i: Integer)</text:p>
            <text:p text:style-name="P3">Will open up an EditUserUI where the admin will edit the user with identification number, <text:span text:style-name="T1">i</text:span>.</text:p>
          </table:table-cell>
          <table:table-cell table:style-name="Table1.A1" table:number-columns-spanned="0" office:value-type="string">
            <text:p text:style-name="P2">deactivateUser(i: Integer)</text:p>
            <text:p text:style-name="P2">Will deactivate the user of identification number, <text:span text:style-name="T1">i</text:span>.</text:p>
          </table:table-cell>
        </table:table-row>
        <table:table-row table:style-name="Table1.1">
          <table:table-cell table:style-name="Table1.A1" office:value-type="string">
            <text:p text:style-name="P2">manageUniversities()</text:p>
            <text:p text:style-name="P3">Will open an new manageUniversitiesUI where the admin can choose to edit universities.</text:p>
          </table:table-cell>
          <table:table-cell table:style-name="Table1.A1" table:number-columns-spanned="0" office:value-type="string">
            <text:p text:style-name="P2">addSchool()</text:p>
            <text:p text:style-name="P3">Will open a new AddSchoolUI where the admin can add a university to the list of universities in the database.</text:p>
          </table:table-cell>
        </table:table-row>
        <table:table-row table:style-name="Table1.1">
          <table:table-cell table:style-name="Table1.A1" office:value-type="string">
            <text:p text:style-name="P2">editSchool(un: String)</text:p>
            <text:p text:style-name="P3">Will open up a new EditSchoolUI where the admin can edit the information of school, <text:span text:style-name="T1">un</text:span>.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AdminUI</text:span></text:p>
          </table:table-cell>
        </table:table-row>
        <table:table-row table:style-name="Table1.1">
          <table:table-cell table:style-name="Table1.A1" office:value-type="string">
            <text:p text:style-name="P2">login(u: String, p: String)</text:p>
            <text:p text:style-name="P3">Log in the user of string <text:span text:style-name="T1">u</text:span> (username), with password <text:span text:style-name="T1">p</text:span>.</text:p>
          </table:table-cell>
          <table:table-cell table:style-name="Table1.A1" table:number-columns-spanned="0" office:value-type="string">
            <text:p text:style-name="P2">getUsers()</text:p>
            <text:p text:style-name="P2">Get the list of users from the database.</text:p>
          </table:table-cell>
        </table:table-row>
        <table:table-row table:style-name="Table1.1">
          <table:table-cell table:style-name="Table1.A1" office:value-type="string">
            <text:p text:style-name="P2">addUser(u: User)</text:p>
            <text:p text:style-name="P3">Will add the user, <text:span text:style-name="T1">u</text:span>, to the list of users stored in the database.</text:p>
          </table:table-cell>
          <table:table-cell table:style-name="Table1.A1" table:number-columns-spanned="0" office:value-type="string">
            <text:p text:style-name="P2">selectUser(i: Integer)</text:p>
            <text:p text:style-name="P3">Will return the user with the identification number, <text:span text:style-name="T1">i</text:span>, to the admin.</text:p>
          </table:table-cell>
        </table:table-row>
        <table:table-row table:style-name="Table1.1">
          <table:table-cell table:style-name="Table1.A1" office:value-type="string">
            <text:p text:style-name="P2">editUser(i: Integer)</text:p>
            <text:p text:style-name="P3">Will open up an editUserUI where the admin will edit the user with identification number, <text:span text:style-name="T1">i</text:span>.</text:p>
          </table:table-cell>
          <table:table-cell table:style-name="Table1.A1" table:number-columns-spanned="0" office:value-type="string">
            <text:p text:style-name="P2">deactivateUser(i: Integer)</text:p>
            <text:p text:style-name="P2">Will deactivate the user of identification number, <text:span text:style-name="T1">i</text:span>.</text:p>
          </table:table-cell>
        </table:table-row>
        <table:table-row table:style-name="Table1.1">
          <table:table-cell table:style-name="Table1.A1" office:value-type="string">
            <text:p text:style-name="P2">manageSchools()</text:p>
            <text:p text:style-name="P3">Will open an new ManageSchoolsUI where the admin can choose to edit universities.</text:p>
          </table:table-cell>
          <table:table-cell table:style-name="Table1.A1" table:number-columns-spanned="0" office:value-type="string">
            <text:p text:style-name="P2">addSchool()</text:p>
            <text:p text:style-name="P3">Will open a new AddSchoolUI where the admin can add a university to the list of universities in the database.</text:p>
          </table:table-cell>
        </table:table-row>
        <table:table-row table:style-name="Table1.1">
          <table:table-cell table:style-name="Table1.A1" office:value-type="string">
            <text:p text:style-name="P2">editSchool(un: String)</text:p>
            <text:p text:style-name="P3">Will open up a new EditSchoolUI where the admin can edit the information of school, <text:span text:style-name="T1">un</text:span>.</text:p>
          </table:table-cell>
          <table:table-cell table:style-name="Table1.A1" table:number-columns-spanned="0" office:value-type="string">
            <text:p text:style-name="P2">getListOfSchools()</text:p>
            <text:p text:style-name="P3">Will return the list of schools to the adminUI.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ditSchoolUI()</text:span></text:p>
          </table:table-cell>
        </table:table-row>
        <table:table-row table:style-name="Table1.1">
          <table:table-cell table:style-name="Table1.A1" office:value-type="string">
            <text:p text:style-name="P2">saveChanges(u: String)</text:p>
            <text:p text:style-name="P3">Will save the changes done to university, <text:span text:style-name="T1">u</text:span>, to the list of universities stored in the database.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ManageSchoolUI()</text:span></text:p>
          </table:table-cell>
        </table:table-row>
        <table:table-row table:style-name="Table1.1">
          <table:table-cell table:style-name="Table1.A1" office:value-type="string">
            <text:p text:style-name="P2">editSchool(s: String)</text:p>
            <text:p text:style-name="P3">Will retrieve the information of the school, <text:span text:style-name="T1">s</text:span>.</text:p>
          </table:table-cell>
          <table:table-cell table:style-name="Table1.A1" table:number-columns-spanned="0" office:value-type="string">
            <text:p text:style-name="P2">removeSchool(s: String)</text:p>
            <text:p text:style-name="P3">Will remove the school, <text:span text:style-name="T1">s</text:span>, from the list of schools stored in the database.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1">AddSchoolUI()</text:span></text:p>
          </table:table-cell>
        </table:table-row>
        <table:table-row table:style-name="Table1.1">
          <table:table-cell table:style-name="Table1.A1" office:value-type="string">
            <text:p text:style-name="P2">addSchool(un: Univeristy)</text:p>
            <text:p text:style-name="P2">Will add the university, <text:span text:style-name="T1">un</text:span>, to the list of universities stored in the database.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DatabaseController</text:span></text:p>
          </table:table-cell>
        </table:table-row>
        <table:table-row table:style-name="Table1.1">
          <table:table-cell table:style-name="Table1.A1" office:value-type="string">
            <text:p text:style-name="P2">checkLogin()</text:p>
            <text:p text:style-name="P2">Will check the username and password against the provided username and password from the user.</text:p>
          </table:table-cell>
          <table:table-cell table:style-name="Table1.A1" table:number-columns-spanned="0" office:value-type="string">
            <text:p text:style-name="P2">getUsers()</text:p>
            <text:p text:style-name="P3">Will return the list of users.</text:p>
          </table:table-cell>
        </table:table-row>
        <table:table-row table:style-name="Table1.1">
          <table:table-cell table:style-name="Table1.A1" office:value-type="string">
            <text:p text:style-name="P2">returnUsers()</text:p>
            <text:p text:style-name="P3">Will return the list of users.</text:p>
          </table:table-cell>
          <table:table-cell table:style-name="Table1.A1" table:number-columns-spanned="0" office:value-type="string">
            <text:p text:style-name="P2">addUser(u: User)</text:p>
            <text:p text:style-name="P3">Will add the user,<text:span text:style-name="T1"> u</text:span>, to the list of users stored in the database.</text:p>
          </table:table-cell>
        </table:table-row>
        <table:table-row table:style-name="Table1.1">
          <table:table-cell table:style-name="Table1.A1" office:value-type="string">
            <text:p text:style-name="P2">selectUser(i: Integer)</text:p>
            <text:p text:style-name="P3">Will return the selected user of identification number, <text:span text:style-name="T1">i</text:span>.</text:p>
          </table:table-cell>
          <table:table-cell table:style-name="Table1.A1" table:number-columns-spanned="0" office:value-type="string">
            <text:p text:style-name="P2">editUser(u: User)</text:p>
            <text:p text:style-name="P3">Will edit and save the user, <text:span text:style-name="T1">u</text:span>, into the list of users stored in the database.</text:p>
          </table:table-cell>
        </table:table-row>
        <table:table-row table:style-name="Table1.1">
          <table:table-cell table:style-name="Table1.A1" office:value-type="string">
            <text:p text:style-name="P2">deactivateUser(id, Int)</text:p>
            <text:p text:style-name="P3">Will deactivate the user with the identification number, <text:span text:style-name="T1">id</text:span>.</text:p>
          </table:table-cell>
          <table:table-cell table:style-name="Table1.A1" table:number-columns-spanned="0" office:value-type="string">
            <text:p text:style-name="P2">getListOfSchools(i: ID)</text:p>
            <text:p text:style-name="P3">Get a list of saved schools for the user with the identification number, <text:span text:style-name="T1">i</text:span>.</text:p>
          </table:table-cell>
        </table:table-row>
        <table:table-row table:style-name="Table1.1">
          <table:table-cell table:style-name="Table1.A1" office:value-type="string">
            <text:p text:style-name="P2">returnListOfSchools()</text:p>
            <text:p text:style-name="P3">Will return the entire list of schools stored in the database.</text:p>
          </table:table-cell>
          <table:table-cell table:style-name="Table1.A1" table:number-columns-spanned="0" office:value-type="string">
            <text:p text:style-name="P2">returnSchool()</text:p>
            <text:p text:style-name="P3">Will return the school, <text:span text:style-name="T1">u</text:span>.</text:p>
          </table:table-cell>
        </table:table-row>
        <table:table-row table:style-name="Table1.1">
          <table:table-cell table:style-name="Table1.A1" office:value-type="string">
            <text:p text:style-name="P2">removeSchool(u, String)</text:p>
            <text:p text:style-name="P3">Will remove the school, <text:span text:style-name="T1">u</text:span>, from the list of universities stored in the database.</text:p>
          </table:table-cell>
          <table:table-cell table:style-name="Table1.A1" table:number-columns-spanned="0" office:value-type="string">
            <text:p text:style-name="P2">displayListOfSchools()</text:p>
            <text:p text:style-name="P3">Will retrieve and display the list of schools in the database onto a new ManageSchoolsUI</text:p>
          </table:table-cell>
        </table:table-row>
        <table:table-row table:style-name="Table1.1">
          <table:table-cell table:style-name="Table1.A1" office:value-type="string">
            <text:p text:style-name="P2">addSchool(s: University)</text:p>
            <text:p text:style-name="P3">Will add a new school, <text:span text:style-name="T1">s</text:span>, to the list of universities stored in the database.</text:p>
          </table:table-cell>
          <table:table-cell table:style-name="Table1.A1" table:number-columns-spanned="0" office:value-type="string">
            <text:p text:style-name="P2">editSchool(s: String)</text:p>
            <text:p text:style-name="P3">Will open a new EditSchoolUI where the school, <text:span text:style-name="T1">s</text:span>, can be edited.</text:p>
          </table:table-cell>
        </table:table-row>
        <table:table-row table:style-name="Table1.1">
          <table:table-cell table:style-name="Table1.A1" office:value-type="string">
            <text:p text:style-name="P2">saveChanges(s: University)</text:p>
            <text:p text:style-name="P3">Will save the changes of school, <text:span text:style-name="T1">s</text:span>, to the list of universities.</text:p>
          </table:table-cell>
          <table:table-cell table:style-name="Table1.A1" table:number-columns-spanned="0" office:value-type="string">
            <text:p text:style-name="P2">showResultSchool()</text:p>
            <text:p text:style-name="P3">Will return a list of resulting schools attained from the search parameters of the method search(…).</text:p>
          </table:table-cell>
        </table:table-row>
        <table:table-row table:style-name="Table1.1">
          <table:table-cell table:style-name="Table1.A1" office:value-type="string">
            <text:p text:style-name="P2">saveSchool(s: String, id: Integer)</text:p>
            <text:p text:style-name="P3">Will save the school,<text:span text:style-name="T1"> s</text:span>, to the user of identification number<text:span text:style-name="T1">, id</text:span>.</text:p>
          </table:table-cell>
          <table:table-cell table:style-name="Table1.A1" table:number-columns-spanned="0" office:value-type="string">
            <text:p text:style-name="P2">reply()</text:p>
            <text:p text:style-name="P3">Will return a string with the statement of the condition of an action.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atabase</text:span></text:p>
          </table:table-cell>
        </table:table-row>
        <table:table-row table:style-name="Table1.1">
          <table:table-cell table:style-name="Table1.A1" office:value-type="string">
            <text:p text:style-name="P2">getSchools()</text:p>
            <text:p text:style-name="P3">Will return the collection of schools in the database.</text:p>
          </table:table-cell>
          <table:table-cell table:style-name="Table1.A1" table:number-columns-spanned="0" office:value-type="string">
            <text:p text:style-name="P2">getUsers()</text:p>
            <text:p text:style-name="P3">Will return the collection of users in the database.</text:p>
          </table:table-cell>
        </table:table-row>
        <text:soft-page-break/>
        <table:table-row table:style-name="Table1.1">
          <table:table-cell table:style-name="Table1.A1" office:value-type="string">
            <text:p text:style-name="P2">saveSchools(l: List)</text:p>
            <text:p text:style-name="P3">Will save the collection of schools, <text:span text:style-name="T1">l</text:span>, provided by the database controller to the database.</text:p>
          </table:table-cell>
          <table:table-cell table:style-name="Table1.A1" table:number-columns-spanned="0" office:value-type="string">
            <text:p text:style-name="P2">saveUsers(l: List)</text:p>
            <text:p text:style-name="P3">Will save the collection of users, <text:span text:style-name="T1">l</text:span>, provided by the database controller to the database.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erson</text:span></text:p>
          </table:table-cell>
        </table:table-row>
        <table:table-row table:style-name="Table1.1">
          <table:table-cell table:style-name="Table1.A1" office:value-type="string">
            <text:p text:style-name="P2">getID()</text:p>
            <text:p text:style-name="P3">Will return the identification number associated with the person.</text:p>
          </table:table-cell>
          <table:table-cell table:style-name="Table1.A1" table:number-columns-spanned="0" office:value-type="string">
            <text:p text:style-name="P2">getFirstName()</text:p>
            <text:p text:style-name="P3">Will return the first name associated with the person.</text:p>
          </table:table-cell>
        </table:table-row>
        <table:table-row table:style-name="Table1.1">
          <table:table-cell table:style-name="Table1.A1" office:value-type="string">
            <text:p text:style-name="P2">getUsername()</text:p>
            <text:p text:style-name="P3">Will return the username associated with the person.</text:p>
          </table:table-cell>
          <table:table-cell table:style-name="Table1.A1" table:number-columns-spanned="0" office:value-type="string">
            <text:p text:style-name="P2">getLastName()</text:p>
            <text:p text:style-name="P3">Will return the last name associated with the person.</text:p>
          </table:table-cell>
        </table:table-row>
        <table:table-row table:style-name="Table1.1">
          <table:table-cell table:style-name="Table1.A1" office:value-type="string">
            <text:p text:style-name="P2">getPassword()</text:p>
            <text:p text:style-name="P3">Will return the password associated with the person.</text:p>
          </table:table-cell>
          <table:table-cell table:style-name="Table1.A1" table:number-columns-spanned="0" office:value-type="string">
            <text:p text:style-name="P2">getType()</text:p>
            <text:p text:style-name="P3">Will return the type of user associated with the person.</text:p>
          </table:table-cell>
        </table:table-row>
        <table:table-row table:style-name="Table1.1">
          <table:table-cell table:style-name="Table1.A1" office:value-type="string">
            <text:p text:style-name="P2">getStatus()</text:p>
            <text:p text:style-name="P3">Will return the status, active or inactive, of the person.</text:p>
          </table:table-cell>
          <table:table-cell table:style-name="Table1.A1" table:number-columns-spanned="0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">University</text:span></text:p>
          </table:table-cell>
        </table:table-row>
        <table:table-row table:style-name="Table1.1">
          <table:table-cell table:style-name="Table1.A1" office:value-type="string">
            <text:p text:style-name="P2">getName()</text:p>
            <text:p text:style-name="P3">Will return the name associated with the university.</text:p>
          </table:table-cell>
          <table:table-cell table:style-name="Table1.A1" table:number-columns-spanned="0" office:value-type="string">
            <text:p text:style-name="P2">getLocation()</text:p>
            <text:p text:style-name="P3">Will return the location associated with the university.</text:p>
          </table:table-cell>
        </table:table-row>
        <table:table-row table:style-name="Table1.1">
          <table:table-cell table:style-name="Table1.A1" office:value-type="string">
            <text:p text:style-name="P2">getNumberofStudents()</text:p>
            <text:p text:style-name="P3">Will return the current number of students enrolled at the university.</text:p>
          </table:table-cell>
          <table:table-cell table:style-name="Table1.A1" table:number-columns-spanned="0" office:value-type="string">
            <text:p text:style-name="P2">getPercentFemale()</text:p>
            <text:p text:style-name="P4">Will return the percentage of students that are female.</text:p>
          </table:table-cell>
        </table:table-row>
        <table:table-row table:style-name="Table1.1">
          <table:table-cell table:style-name="Table1.A1" office:value-type="string">
            <text:p text:style-name="P2">getSATVerbal()</text:p>
            <text:p text:style-name="P3">Will return the average grade/range of students on the SAT Verbal test.</text:p>
          </table:table-cell>
          <table:table-cell table:style-name="Table1.A1" table:number-columns-spanned="0" office:value-type="string">
            <text:p text:style-name="P2">getSATMath()</text:p>
            <text:p text:style-name="P3">Will return the average grade/range of students on the SAT Math test.</text:p>
          </table:table-cell>
        </table:table-row>
        <table:table-row table:style-name="Table1.1">
          <table:table-cell table:style-name="Table1.A1" office:value-type="string">
            <text:p text:style-name="P2">getCost()</text:p>
            <text:p text:style-name="P3">Will return the current cost of attendance at the university.</text:p>
            <text:p text:style-name="P3"/>
          </table:table-cell>
          <table:table-cell table:style-name="Table1.A1" table:number-columns-spanned="0" office:value-type="string">
            <text:p text:style-name="P2">getFinancialAid()</text:p>
            <text:p text:style-name="P3">Will return the average amount of financial aid received at the university<text:bookmark text:name="_GoBack"/>.</text:p>
          </table:table-cell>
        </table:table-row>
        <table:table-row table:style-name="Table1.1">
          <table:table-cell table:style-name="Table1.A1" office:value-type="string">
            <text:p text:style-name="P2">getNumberofApplicants()</text:p>
            <text:p text:style-name="P3">Will return the number of applicants in a year to the university.</text:p>
          </table:table-cell>
          <table:table-cell table:style-name="Table1.A1" table:number-columns-spanned="0" office:value-type="string">
            <text:p text:style-name="P2">getPercentAdmitted()</text:p>
            <text:p text:style-name="P3">Will return the percent of students that are admitted in one year.</text:p>
          </table:table-cell>
        </table:table-row>
        <table:table-row table:style-name="Table1.1">
          <table:table-cell table:style-name="Table1.A1" office:value-type="string">
            <text:p text:style-name="P2">getAcademics()</text:p>
            <text:p text:style-name="P3">Will return the areas of academic study associated with this university.</text:p>
          </table:table-cell>
          <table:table-cell table:style-name="Table1.A1" table:number-columns-spanned="0" office:value-type="string">
            <text:p text:style-name="P2">getPercentEnrolled()</text:p>
            <text:p text:style-name="P3">Will return the percent of students enrolled at the school.</text:p>
          </table:table-cell>
        </table:table-row>
        <table:table-row table:style-name="Table1.1">
          <table:table-cell table:style-name="Table1.A1" office:value-type="string">
            <text:p text:style-name="P2">getSocial()</text:p>
            <text:p text:style-name="P3">Will return the highlights of social life at this university.</text:p>
          </table:table-cell>
          <table:table-cell table:style-name="Table1.A1" table:number-columns-spanned="0" office:value-type="string">
            <text:p text:style-name="P2">getLife()</text:p>
            <text:p text:style-name="P3">Will return the life conditions at this university (housing, food, etc.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getEmphasis()</text:p>
            <text:p text:style-name="P3">Will return the major areas of emphasis at this university.</text:p>
          </table:table-cell>
          <table:table-cell table:style-name="Table1.A1" table:number-columns-spanned="0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Zurn</meta:initial-creator>
    <dc:creator>Andrew Zurn</dc:creator>
    <meta:editing-cycles>6</meta:editing-cycles>
    <meta:creation-date>2012-02-20T05:38:00</meta:creation-date>
    <dc:date>2012-02-20T12:10:15</dc:date>
    <meta:editing-duration>PT40M51S</meta:editing-duration>
    <meta:generator>OpenOffice.org/3.3$Unix OpenOffice.org_project/330m20$Build-9567</meta:generator>
    <meta:document-statistic meta:table-count="1" meta:image-count="0" meta:object-count="0" meta:page-count="5" meta:paragraph-count="177" meta:word-count="1129" meta:character-count="720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